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25cm" fo:min-width="3.999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="Circl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1.006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draw:fill="solid" draw:fill-color="#eeeeee" draw:textarea-vertical-align="middle"/>
      <style:paragraph-properties fo:margin-left="0cm" fo:margin-right="0cm" fo:margin-top="0cm" fo:margin-bottom="0.2cm" fo:text-align="center" fo:text-indent="0cm" fo:border="0.43pt solid #000000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style:paragraph-properties fo:margin-left="0cm" fo:margin-right="0cm" fo:margin-top="0cm" fo:margin-bottom="0.2cm" fo:text-align="center" fo:text-indent="0cm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499cm" svg:height="5.5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cm" svg:height="0.645cm" svg:x="0.7cm" svg:y="0.8cm">
          <draw:text-box>
            <text:p text:style-name="P2"><text:span text:style-name="T1">future1</text:span></text:p>
          </draw:text-box>
        </draw:frame>
        <draw:frame draw:style-name="standard" draw:layer="layout" svg:width="1.005cm" svg:height="2.999cm" svg:x="0.989cm" svg:y="1.511cm">
          <table:table table:template-name="default" table:use-first-row-styles="true">
            <table:table-column table:style-name="co1"/>
            <table:table-row table:style-name="ro1">
              <table:table-cell table:style-name="ce1">
                <text:p text:style-name="P4">0</text:p>
              </table:table-cell>
            </table:table-row>
            <table:table-row table:style-name="ro1">
              <table:table-cell table:style-name="ce1">
                <text:p text:style-name="P4">1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path draw:style-name="gr3" draw:text-style-name="P5" draw:layer="layout" svg:width="1.326cm" svg:height="1.573cm" draw:transform="rotate (-0.566708408122559) translate (2.15278202363993cm 2.64742439964618cm)" svg:viewBox="0 0 1327 1574" svg:d="M0 1574c2101-782 1387-2276 60-1195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4.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7T15:29:43.969822975</meta:creation-date>
    <dc:date>2024-12-21T15:23:23.476040848</dc:date>
    <meta:editing-duration>PT53M47S</meta:editing-duration>
    <meta:editing-cycles>21</meta:editing-cycles>
    <meta:generator>LibreOffice/7.4.7.2$Linux_X86_64 LibreOffice_project/40$Build-2</meta:generator>
    <meta:document-statistic meta:object-count="4"/>
  </office:meta>
</office:document-meta>
</file>